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181in" fo:margin-left="-0.0785in" fo:margin-top="0in" fo:margin-bottom="0in" table:align="left" style:writing-mode="lr-tb"/>
    </style:style>
    <style:style style:name="Table1.A" style:family="table-column">
      <style:table-column-properties style:column-width="3.2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1.A3" style:family="table-cell">
      <style:table-cell-properties fo:padding-left="0.0785in" fo:padding-right="0.075in" fo:padding-top="0in" fo:padding-bottom="0in" fo:border-left="0.5pt solid #000001" fo:border-right="0.5pt solid #000001" fo:border-top="none" fo:border-bottom="0.5pt solid #000001"/>
    </style:style>
    <style:style style:name="P1" style:family="paragraph" style:parent-style-name="Standard">
      <style:paragraph-properties fo:margin-top="0in" fo:margin-bottom="0in" loext:contextual-spacing="false" fo:line-height="100%" fo:text-align="start" style:justify-single-word="false"/>
      <style:text-properties style:font-name="Droid Sans Mono" fo:font-weight="bold" officeooo:paragraph-rsid="0019cd0a" style:font-weight-asian="bold" style:font-weight-complex="bold"/>
    </style:style>
    <style:style style:name="P2" style:family="paragraph" style:parent-style-name="Standard">
      <style:paragraph-properties fo:margin-top="0in" fo:margin-bottom="0in" loext:contextual-spacing="false" fo:line-height="100%"/>
      <style:text-properties style:font-name="Droid Sans Mono" officeooo:rsid="003d0455" officeooo:paragraph-rsid="003d0455"/>
    </style:style>
    <style:style style:name="P3" style:family="paragraph" style:parent-style-name="Text_20_body">
      <style:paragraph-properties fo:text-align="start" style:justify-single-word="false"/>
      <style:text-properties style:font-name="Open Sans" fo:font-style="italic" fo:font-weight="normal" officeooo:rsid="001d934b" officeooo:paragraph-rsid="001d934b" style:font-style-asian="italic" style:font-weight-asian="normal" style:font-style-complex="italic" style:font-weight-complex="normal"/>
    </style:style>
    <style:style style:name="P4" style:family="paragraph" style:parent-style-name="Text_20_body">
      <style:paragraph-properties fo:text-align="start" style:justify-single-word="false"/>
      <style:text-properties style:font-name="Open Sans" officeooo:paragraph-rsid="002a8d2f"/>
    </style:style>
    <style:style style:name="P5" style:family="paragraph" style:parent-style-name="Text_20_body">
      <style:paragraph-properties fo:text-align="start" style:justify-single-word="false"/>
      <style:text-properties style:font-name="Open Sans" fo:font-style="normal" fo:font-weight="normal" officeooo:rsid="001d934b" officeooo:paragraph-rsid="003d0455" style:font-style-asian="normal" style:font-weight-asian="normal" style:font-style-complex="normal" style:font-weight-complex="normal"/>
    </style:style>
    <style:style style:name="P6" style:family="paragraph" style:parent-style-name="Standard">
      <style:paragraph-properties fo:margin-top="0in" fo:margin-bottom="0in" loext:contextual-spacing="false" fo:line-height="100%" fo:text-align="start" style:justify-single-word="false"/>
      <style:text-properties style:font-name="Droid Sans Mono" officeooo:rsid="003d7b71" officeooo:paragraph-rsid="003d7b71"/>
    </style:style>
    <style:style style:name="P7" style:family="paragraph" style:parent-style-name="Text_20_body">
      <style:paragraph-properties fo:text-align="start" style:justify-single-word="false"/>
      <style:text-properties style:font-name="Open Sans" fo:font-style="normal" fo:font-weight="normal" officeooo:rsid="003d0455" officeooo:paragraph-rsid="003d0455" style:font-style-asian="normal" style:font-weight-asian="normal" style:font-style-complex="normal" style:font-weight-complex="normal"/>
    </style:style>
    <style:style style:name="P8" style:family="paragraph" style:parent-style-name="Text_20_body" style:list-style-name="L1">
      <style:paragraph-properties fo:text-align="start" style:justify-single-word="false"/>
      <style:text-properties style:font-name="Open Sans" officeooo:rsid="00358a91" officeooo:paragraph-rsid="003856a5"/>
    </style:style>
    <style:style style:name="P9" style:family="paragraph" style:parent-style-name="Text_20_body" style:list-style-name="L1">
      <style:paragraph-properties fo:text-align="start" style:justify-single-word="false"/>
      <style:text-properties officeooo:rsid="00358a91" officeooo:paragraph-rsid="00358a91"/>
    </style:style>
    <style:style style:name="P10" style:family="paragraph" style:parent-style-name="Title" style:master-page-name="Standard">
      <style:paragraph-properties fo:text-align="start" style:justify-single-word="false" style:page-number="auto"/>
      <style:text-properties style:font-name="Open Sans" fo:font-weight="bold" officeooo:rsid="003d0455" officeooo:paragraph-rsid="003d0455" style:font-weight-asian="bold" style:font-weight-complex="bold"/>
    </style:style>
    <style:style style:name="P11" style:family="paragraph" style:parent-style-name="Heading_20_1">
      <style:paragraph-properties fo:text-align="start" style:justify-single-word="false"/>
      <style:text-properties style:font-name="Open Sans" officeooo:paragraph-rsid="0019cd0a"/>
    </style:style>
    <style:style style:name="P12" style:family="paragraph" style:parent-style-name="Heading_20_1" style:list-style-name="">
      <style:paragraph-properties fo:text-align="start" style:justify-single-word="false"/>
      <style:text-properties style:font-name="Open Sans" officeooo:paragraph-rsid="0019cd0a"/>
    </style:style>
    <style:style style:name="P13" style:family="paragraph" style:parent-style-name="Heading_20_1" style:master-page-name="">
      <style:paragraph-properties fo:text-align="start" style:justify-single-word="false" style:page-number="auto"/>
      <style:text-properties style:font-name="Open Sans" officeooo:paragraph-rsid="0019cd0a"/>
    </style:style>
    <style:style style:name="P14" style:family="paragraph" style:parent-style-name="Heading_20_1">
      <style:paragraph-properties fo:text-align="start" style:justify-single-word="false" fo:break-before="page"/>
      <style:text-properties style:font-name="Open Sans" officeooo:paragraph-rsid="0019cd0a"/>
    </style:style>
    <style:style style:name="P15" style:family="paragraph" style:parent-style-name="Heading_20_2">
      <style:paragraph-properties fo:text-align="start" style:justify-single-word="false"/>
      <style:text-properties style:font-name="Open Sans" officeooo:paragraph-rsid="0019cd0a"/>
    </style:style>
    <style:style style:name="T1" style:family="text">
      <style:text-properties style:font-name="Open Sans" fo:font-weight="bold" officeooo:rsid="003d0455" style:font-weight-asian="bold" style:font-weight-complex="bold"/>
    </style:style>
    <style:style style:name="T2" style:family="text">
      <style:text-properties style:font-name="Open Sans" officeooo:rsid="003d0455"/>
    </style:style>
    <style:style style:name="T3" style:family="text">
      <style:text-properties officeooo:rsid="002a8d2f"/>
    </style:style>
    <style:style style:name="T4" style:family="text">
      <style:text-properties fo:font-weight="bold" officeooo:rsid="003856a5" style:font-weight-asian="bold" style:font-weight-complex="bold"/>
    </style:style>
    <style:style style:name="T5" style:family="text">
      <style:text-properties fo:font-weight="bold" officeooo:rsid="003d0455" style:font-weight-asian="bold" style:font-weight-complex="bold"/>
    </style:style>
    <style:style style:name="T6" style:family="text">
      <style:text-properties officeooo:rsid="003856a5"/>
    </style:style>
    <style:style style:name="T7" style:family="text">
      <style:text-properties officeooo:rsid="003d0455"/>
    </style:style>
    <style:style style:name="T8" style:family="text">
      <style:text-properties style:text-position="super 58%" fo:font-weight="normal" officeooo:rsid="003d0455"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able Company</text:p>
      <text:p text:style-name="P3">Time limit: 1 sec</text:p>
      <text:p text:style-name="P5"><text:tab/><text:span text:style-name="T7">One Internet Service Provider (ISP) would like to deploy its brand new fiber network over the country. It has </text:span><text:span text:style-name="T5">N</text:span><text:span text:style-name="T7"> service centers (numbered from 0 to N-1) that should be connected to each other. To connect two service centers, a fiber optic cable must be deploy between these centers. When two service center are connected, we can transfer data between these two service centers. Moreover, we can relay our data via other service center as well. The only requirement for sending data between two service center is that there is a sequence of service centers such that every consecutive pair of service centers is connected by a fiber optic.</text:span></text:p>
      <text:p text:style-name="P7"><text:tab/>Obviously, the company want its network to be able to transfer data between any two pair of service centers. Given the cost of deploying a fiber optic cable between any pair of service center, find the minimal total cost that a company have to deploy the fiber optic such that transferring data between any pair of service centers is possible.</text:p>
      <text:h text:style-name="P11" text:outline-level="1">Input</text:h>
      <text:list xml:id="list2475217169265267395" text:style-name="L1">
        <text:list-item>
          <text:p text:style-name="P9"><text:span text:style-name="T2">The first line of input contains the number of service center </text:span><text:span text:style-name="T1">N</text:span><text:span text:style-name="T2"> (2 &lt;= N &lt;= 1,000). </text:span></text:p>
        </text:list-item>
        <text:list-item>
          <text:p text:style-name="P8"><text:span text:style-name="T6">The next </text:span><text:span text:style-name="T5">N-1</text:span><text:span text:style-name="T6"> lines describe the cost of deploying a fiber optic. Each line describes a cost of deploying for a fiber optic from one particular service center, starting from service center 0 to service center N-2. The format of the line that describe the cost of service center </text:span><text:span text:style-name="T4">i</text:span><text:span text:style-name="T6"> is as follow.</text:span></text:p>
          <text:list>
            <text:list-item>
              <text:p text:style-name="P8"><text:span text:style-name="T7">For the service center numbered </text:span><text:span text:style-name="T5">i</text:span><text:span text:style-name="T7">, there is </text:span><text:span text:style-name="T5">N</text:span><text:span text:style-name="T7">-</text:span><text:span text:style-name="T5">i</text:span><text:span text:style-name="T7">-1 integers. The k</text:span><text:span text:style-name="T8">th</text:span><text:span text:style-name="T7"> integer (k is 0-based) describe the cost for the fiber optic connecting service center </text:span><text:span text:style-name="T5">i</text:span><text:span text:style-name="T7"> to service center </text:span><text:span text:style-name="T5">k</text:span><text:span text:style-name="T7">. Each integer is non-negative integer not exceeding 1,000. </text:span></text:p>
            </text:list-item>
          </text:list>
        </text:list-item>
      </text:list>
      <text:h text:style-name="P13" text:outline-level="1">Output</text:h>
      <text:p text:style-name="P4"><text:tab/><text:span text:style-name="T3">The output must contain exactly one line giving the minimal total cost of deploying fiber optics that allow transferring of data between every service center.</text:span></text:p>
      <text:h text:style-name="P12" text:outline-level="1"/>
      <text:h text:style-name="P14" text:outline-level="1">Example </text:h>
      <table:table table:name="Table1" table:style-name="Table1">
        <table:table-column table:style-name="Table1.A" table:number-columns-repeated="2"/>
        <table:table-row table:style-name="Table1.1">
          <table:table-cell table:style-name="Table1.A1" office:value-type="string">
            <text:p text:style-name="P1">Input</text:p>
          </table:table-cell>
          <table:table-cell table:style-name="Table1.A1" office:value-type="string">
            <text:p text:style-name="P1">Output</text:p>
          </table:table-cell>
        </table:table-row>
        <table:table-row table:style-name="Table1.1">
          <table:table-cell table:style-name="Table1.A1" office:value-type="string">
            <text:p text:style-name="P2">4</text:p>
            <text:p text:style-name="P2">1 3 4</text:p>
            <text:p text:style-name="P2">2 7</text:p>
            <text:p text:style-name="P2">6</text:p>
          </table:table-cell>
          <table:table-cell table:style-name="Table1.A1" office:value-type="string">
            <text:p text:style-name="P6">7</text:p>
          </table:table-cell>
        </table:table-row>
        <table:table-row table:style-name="Table1.1">
          <table:table-cell table:style-name="Table1.A3" office:value-type="string">
            <text:p text:style-name="P2">5</text:p>
            <text:p text:style-name="P2">4 3 6 7</text:p>
            <text:p text:style-name="P2">4 2 5</text:p>
            <text:p text:style-name="P2">6 5</text:p>
            <text:p text:style-name="P2">7 </text:p>
          </table:table-cell>
          <table:table-cell table:style-name="Table1.A3" office:value-type="string">
            <text:p text:style-name="P6">14</text:p>
          </table:table-cell>
        </table:table-row>
      </table:table>
      <text:h text:style-name="P1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loext: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4-11-18T00:54:46.364826997</dc:date>
    <meta:editing-duration>PT2H12M4S</meta:editing-duration>
    <meta:editing-cycles>31</meta:editing-cycles>
    <meta:print-date>2014-09-09T23:50:22.741847462</meta:print-date>
    <meta:document-statistic meta:table-count="1" meta:image-count="0" meta:object-count="0" meta:page-count="2" meta:paragraph-count="24" meta:word-count="337" meta:character-count="1847" meta:non-whitespace-character-count="1530"/>
  </office:meta>
</office:document-meta>
</file>